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292cm" fo:margin-left="1.386cm" fo:margin-right="10.322cm" table:align="margins"/>
    </style:style>
    <style:style style:name="Tabela1.A" style:family="table-column">
      <style:table-column-properties style:column-width="1.799cm" style:rel-column-width="1020*"/>
    </style:style>
    <style:style style:name="Tabela1.C" style:family="table-column">
      <style:table-column-properties style:column-width="1.693cm" style:rel-column-width="96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P1" style:family="paragraph" style:parent-style-name="Standard">
      <style:text-properties fo:font-size="14pt" officeooo:rsid="0005b27c" officeooo:paragraph-rsid="0005b27c" style:font-size-asian="14pt" style:font-size-complex="14pt"/>
    </style:style>
    <style:style style:name="P2" style:family="paragraph" style:parent-style-name="Standard">
      <style:text-properties fo:font-size="14pt" officeooo:rsid="000521b0" officeooo:paragraph-rsid="000521b0" style:font-size-asian="14pt" style:font-size-complex="14pt"/>
    </style:style>
    <style:style style:name="P3" style:family="paragraph" style:parent-style-name="Standard">
      <style:text-properties fo:font-size="14pt" officeooo:rsid="00062c16" officeooo:paragraph-rsid="00062c16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4pt" officeooo:rsid="0005b27c" officeooo:paragraph-rsid="0005b27c" style:font-size-asian="14pt" style:font-size-complex="14pt"/>
    </style:style>
    <style:style style:name="P5" style:family="paragraph" style:parent-style-name="Table_20_Contents">
      <loext:graphic-properties draw:fill="none"/>
      <style:paragraph-properties fo:margin-left="0cm" fo:margin-right="-0.3cm" fo:text-indent="0cm" style:auto-text-indent="false" fo:background-color="transparent" text:number-lines="false" text:line-number="0"/>
      <style:text-properties fo:font-size="14pt" officeooo:rsid="0003f1f2" officeooo:paragraph-rsid="0003f1f2" style:font-size-asian="14pt" style:font-size-complex="14pt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officeooo:rsid="000521b0" officeooo:paragraph-rsid="000521b0" style:font-size-asian="14pt" style:font-size-complex="14pt"/>
    </style:style>
    <style:style style:name="P7" style:family="paragraph" style:parent-style-name="Table_20_Contents">
      <loext:graphic-properties draw:fill="none"/>
      <style:paragraph-properties fo:margin-left="0cm" fo:margin-right="0.199cm" fo:text-indent="0cm" style:auto-text-indent="false" fo:background-color="transparent" text:number-lines="false" text:line-number="0"/>
      <style:text-properties fo:font-size="14pt" officeooo:rsid="000521b0" officeooo:paragraph-rsid="000521b0" style:font-size-asian="14pt" style:font-size-complex="14pt"/>
    </style:style>
    <style:style style:name="P8" style:family="paragraph" style:parent-style-name="Standard">
      <style:text-properties fo:font-size="14pt" fo:font-weight="bold" officeooo:rsid="00020552" officeooo:paragraph-rsid="00020552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4pt" officeooo:paragraph-rsid="000521b0" style:font-size-asian="14pt" style:font-size-complex="14pt"/>
    </style:style>
    <style:style style:name="P10" style:family="paragraph" style:parent-style-name="Standard" style:list-style-name="L2">
      <style:text-properties fo:font-size="14pt" officeooo:paragraph-rsid="000521b0" style:font-size-asian="14pt" style:font-size-complex="14pt"/>
    </style:style>
    <style:style style:name="P11" style:family="paragraph" style:parent-style-name="Standard" style:list-style-name="L2">
      <style:text-properties fo:font-size="14pt" officeooo:rsid="0005b27c" officeooo:paragraph-rsid="0005b27c" style:font-size-asian="14pt" style:font-size-complex="14pt"/>
    </style:style>
    <style:style style:name="P12" style:family="paragraph" style:parent-style-name="Standard">
      <style:text-properties fo:font-size="14pt" officeooo:rsid="0005b27c" officeooo:paragraph-rsid="0005b27c" style:font-size-asian="14pt" style:font-size-complex="14pt"/>
    </style:style>
    <style:style style:name="P13" style:family="paragraph" style:parent-style-name="Standard">
      <style:text-properties fo:font-size="14pt" officeooo:rsid="00062c16" officeooo:paragraph-rsid="00062c16" style:font-size-asian="14pt" style:font-size-complex="14pt"/>
    </style:style>
    <style:style style:name="P14" style:family="paragraph" style:parent-style-name="Standard" style:list-style-name="L2">
      <style:text-properties officeooo:paragraph-rsid="0010a85c"/>
    </style:style>
    <style:style style:name="P15" style:family="paragraph" style:parent-style-name="Standard" style:list-style-name="L2">
      <style:text-properties officeooo:paragraph-rsid="00133ccf"/>
    </style:style>
    <style:style style:name="P16" style:family="paragraph" style:parent-style-name="Standard">
      <style:text-properties officeooo:paragraph-rsid="0008d4c1"/>
    </style:style>
    <style:style style:name="P17" style:family="paragraph" style:parent-style-name="Standard">
      <style:text-properties style:font-name="Liberation Serif" officeooo:paragraph-rsid="00080bd2"/>
    </style:style>
    <style:style style:name="P18" style:family="paragraph" style:parent-style-name="Standard">
      <style:text-properties officeooo:paragraph-rsid="00121874"/>
    </style:style>
    <style:style style:name="P19" style:family="paragraph" style:parent-style-name="Standard" style:list-style-name="L1" style:master-page-name="">
      <loext:graphic-properties draw:fill="none"/>
      <style:paragraph-properties fo:margin-left="1.3cm" fo:margin-right="-0.7cm" fo:text-indent="-0.6cm" style:auto-text-indent="false" style:page-number="auto" fo:background-color="transparent"/>
      <style:text-properties fo:font-size="14pt" officeooo:paragraph-rsid="000521b0" style:font-size-asian="14pt" style:font-size-complex="14pt"/>
    </style:style>
    <style:style style:name="P20" style:family="paragraph" style:parent-style-name="Standard">
      <style:paragraph-properties fo:margin-top="0.101cm" fo:margin-bottom="0.101cm" loext:contextual-spacing="false"/>
      <style:text-properties fo:font-size="14pt" officeooo:rsid="0005b27c" officeooo:paragraph-rsid="0005b27c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/>
      <style:text-properties fo:font-size="14pt" officeooo:rsid="0005b27c" officeooo:paragraph-rsid="0005b27c" style:font-size-asian="14pt" style:font-size-complex="14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margin-top="0.021cm" fo:margin-bottom="0cm" loext:contextual-spacing="false" fo:break-before="page"/>
    </style:style>
    <style:style style:name="P24" style:family="paragraph" style:parent-style-name="Heading_20_1">
      <style:paragraph-properties fo:margin-top="0cm" fo:margin-bottom="0cm" loext:contextual-spacing="false"/>
    </style:style>
    <style:style style:name="P25" style:family="paragraph" style:parent-style-name="Standard">
      <style:paragraph-properties fo:margin-top="0.323cm" fo:margin-bottom="0.201cm" loext:contextual-spacing="false"/>
    </style:style>
    <style:style style:name="P26" style:family="paragraph" style:parent-style-name="Text_20_body">
      <style:text-properties officeooo:rsid="000e2097" officeooo:paragraph-rsid="000e2097"/>
    </style:style>
    <style:style style:name="P27" style:family="paragraph" style:parent-style-name="Text_20_body">
      <style:text-properties officeooo:rsid="000f31fd" officeooo:paragraph-rsid="000f31fd"/>
    </style:style>
    <style:style style:name="P28" style:family="paragraph" style:parent-style-name="Text_20_body">
      <style:text-properties officeooo:rsid="0010a85c" officeooo:paragraph-rsid="0010a85c"/>
    </style:style>
    <style:style style:name="P29" style:family="paragraph" style:parent-style-name="Text_20_body">
      <style:text-properties officeooo:paragraph-rsid="00133ccf"/>
    </style:style>
    <style:style style:name="P30" style:family="paragraph" style:parent-style-name="Text_20_body">
      <style:text-properties fo:font-size="14pt" officeooo:paragraph-rsid="00133ccf"/>
    </style:style>
    <style:style style:name="P31" style:family="paragraph" style:parent-style-name="Text_20_body">
      <style:text-properties fo:font-size="14pt" officeooo:rsid="0013f506" officeooo:paragraph-rsid="0013f506"/>
    </style:style>
    <style:style style:name="P32" style:family="paragraph" style:parent-style-name="Text_20_body">
      <style:text-properties fo:font-size="14pt" officeooo:rsid="0014b134" officeooo:paragraph-rsid="0014b134"/>
    </style:style>
    <style:style style:name="P33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0205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0552" style:font-weight-asian="bold" style:font-weight-complex="bold"/>
    </style:style>
    <style:style style:name="T4" style:family="text">
      <style:text-properties fo:font-weight="bold" officeooo:rsid="0003f1f2" style:font-weight-asian="bold" style:font-weight-complex="bold"/>
    </style:style>
    <style:style style:name="T5" style:family="text">
      <style:text-properties fo:font-weight="bold" officeooo:rsid="000521b0" style:font-weight-asian="bold" style:font-weight-complex="bold"/>
    </style:style>
    <style:style style:name="T6" style:family="text">
      <style:text-properties fo:font-weight="normal" officeooo:rsid="00020552" style:font-weight-asian="normal" style:font-weight-complex="normal"/>
    </style:style>
    <style:style style:name="T7" style:family="text">
      <style:text-properties officeooo:rsid="0003f1f2"/>
    </style:style>
    <style:style style:name="T8" style:family="text">
      <style:text-properties officeooo:rsid="000521b0"/>
    </style:style>
    <style:style style:name="T9" style:family="text">
      <style:text-properties officeooo:rsid="00062c16"/>
    </style:style>
    <style:style style:name="T10" style:family="text">
      <style:text-properties style:font-name="Mono"/>
    </style:style>
    <style:style style:name="T11" style:family="text">
      <style:text-properties style:font-name="Mono" fo:font-weight="normal" officeooo:rsid="00020552" style:font-weight-asian="normal" style:font-weight-complex="normal"/>
    </style:style>
    <style:style style:name="T12" style:family="text">
      <style:text-properties style:font-name="Mono" officeooo:rsid="0003f1f2"/>
    </style:style>
    <style:style style:name="T13" style:family="text">
      <style:text-properties style:font-name="Mono" officeooo:rsid="00067f5f"/>
    </style:style>
    <style:style style:name="T14" style:family="text">
      <style:text-properties style:font-name="Mono" officeooo:rsid="00062c16"/>
    </style:style>
    <style:style style:name="T15" style:family="text">
      <style:text-properties style:font-name="Mono" fo:font-size="14pt" officeooo:rsid="00062c16" style:font-size-asian="14pt" style:font-size-complex="14pt"/>
    </style:style>
    <style:style style:name="T16" style:family="text">
      <style:text-properties style:font-name="Mono" fo:font-size="14pt" officeooo:rsid="00080bd2" style:font-size-asian="14pt" style:font-size-complex="14pt"/>
    </style:style>
    <style:style style:name="T17" style:family="text">
      <style:text-properties style:font-name="Mono" fo:font-size="14pt" officeooo:rsid="0010a85c" style:font-size-asian="14pt" style:font-size-complex="14pt"/>
    </style:style>
    <style:style style:name="T18" style:family="text">
      <style:text-properties style:font-name="Mono" fo:font-size="14pt" officeooo:rsid="0005b27c" style:font-size-asian="14pt" style:font-size-complex="14pt"/>
    </style:style>
    <style:style style:name="T19" style:family="text">
      <style:text-properties style:font-name="Mono" fo:font-size="14pt" officeooo:rsid="00133ccf" style:font-size-asian="14pt" style:font-size-complex="14pt"/>
    </style:style>
    <style:style style:name="T20" style:family="text">
      <style:text-properties fo:font-size="14pt"/>
    </style:style>
    <style:style style:name="T21" style:family="text">
      <style:text-properties fo:font-size="14pt" officeooo:rsid="00062c16" style:font-size-asian="14pt" style:font-size-complex="14pt"/>
    </style:style>
    <style:style style:name="T22" style:family="text">
      <style:text-properties fo:font-size="14pt" officeooo:rsid="0005b27c" style:font-size-asian="14pt" style:font-size-complex="14pt"/>
    </style:style>
    <style:style style:name="T23" style:family="text">
      <style:text-properties fo:font-size="14pt" officeooo:rsid="00080bd2"/>
    </style:style>
    <style:style style:name="T24" style:family="text">
      <style:text-properties fo:font-size="14pt" fo:font-weight="bold" style:font-weight-asian="bold" style:font-weight-complex="bold"/>
    </style:style>
    <style:style style:name="T25" style:family="text">
      <style:text-properties fo:font-size="14pt" fo:font-weight="bold" officeooo:rsid="000f31fd" style:font-weight-asian="bold" style:font-weight-complex="bold"/>
    </style:style>
    <style:style style:name="T26" style:family="text">
      <style:text-properties fo:font-size="14pt" fo:font-weight="bold" officeooo:rsid="0010a85c" style:font-weight-asian="bold" style:font-weight-complex="bold"/>
    </style:style>
    <style:style style:name="T27" style:family="text">
      <style:text-properties fo:font-size="14pt" fo:font-weight="bold" officeooo:rsid="00062c16" style:font-size-asian="14pt" style:font-weight-asian="bold" style:font-size-complex="14pt" style:font-weight-complex="bold"/>
    </style:style>
    <style:style style:name="T28" style:family="text">
      <style:text-properties fo:font-size="14pt" officeooo:rsid="0008d4c1"/>
    </style:style>
    <style:style style:name="T29" style:family="text">
      <style:text-properties fo:font-size="14pt" officeooo:rsid="000c450b"/>
    </style:style>
    <style:style style:name="T30" style:family="text">
      <style:text-properties fo:font-size="14pt" officeooo:rsid="000b51f6"/>
    </style:style>
    <style:style style:name="T31" style:family="text">
      <style:text-properties fo:font-size="14pt" officeooo:rsid="000f31fd"/>
    </style:style>
    <style:style style:name="T32" style:family="text">
      <style:text-properties fo:font-size="14pt" fo:font-weight="normal" officeooo:rsid="0010a85c" style:font-weight-asian="normal" style:font-weight-complex="normal"/>
    </style:style>
    <style:style style:name="T33" style:family="text">
      <style:text-properties style:font-name="Liberation Serif" fo:font-size="14pt" fo:font-weight="bold" officeooo:rsid="00080bd2" style:font-size-asian="14pt" style:font-weight-asian="bold" style:font-size-complex="14pt" style:font-weight-complex="bold"/>
    </style:style>
    <style:style style:name="T34" style:family="text">
      <style:text-properties style:font-name="Liberation Serif" fo:font-size="14pt" officeooo:rsid="00080bd2" style:font-size-asian="14pt" style:font-size-complex="14pt"/>
    </style:style>
    <style:style style:name="T35" style:family="text">
      <style:text-properties style:font-name="Liberation Serif" fo:font-size="14pt" fo:font-weight="normal" style:font-weight-asian="normal" style:font-weight-complex="normal"/>
    </style:style>
    <style:style style:name="T36" style:family="text">
      <style:text-properties style:font-name="Liberation Serif" fo:font-size="14pt" fo:font-weight="normal" officeooo:rsid="0010a85c" style:font-weight-asian="normal" style:font-weight-complex="normal"/>
    </style:style>
    <style:style style:name="T37" style:family="text">
      <style:text-properties style:font-name="Mono"/>
    </style:style>
    <style:style style:name="T38" style:family="text">
      <style:text-properties style:font-name="Mono" fo:font-size="14pt"/>
    </style:style>
    <style:style style:name="T39" style:family="text">
      <style:text-properties style:font-name="Mono" fo:font-size="14pt" officeooo:rsid="000c450b"/>
    </style:style>
    <style:style style:name="T40" style:family="text">
      <style:text-properties style:font-name="Mono" fo:font-size="14pt" officeooo:rsid="000b51f6"/>
    </style:style>
    <style:style style:name="T41" style:family="text">
      <style:text-properties style:font-name="Mono" fo:font-size="14pt" officeooo:rsid="000f31fd"/>
    </style:style>
    <style:style style:name="T42" style:family="text">
      <style:text-properties style:font-name="Mono" fo:font-size="14pt" fo:font-weight="normal" officeooo:rsid="0010a85c" style:font-weight-asian="normal" style:font-weight-complex="normal"/>
    </style:style>
    <style:style style:name="T43" style:family="text">
      <style:text-properties style:font-name="Mono" fo:font-size="14pt" fo:font-weight="normal" officeooo:rsid="00133ccf" style:font-weight-asian="normal" style:font-weight-complex="normal"/>
    </style:style>
    <style:style style:name="T44" style:family="text">
      <style:text-properties style:font-name="Mono" officeooo:rsid="00133ccf"/>
    </style:style>
    <style:style style:name="T45" style:family="text">
      <style:text-properties officeooo:rsid="000e2097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officeooo:rsid="00133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46">Atalhos</text:span> para <text:span text:style-name="T45">economizar</text:span> tempo</text:h>
      <text:p text:style-name="P8"/>
      <text:list xml:id="list3238370764" text:style-name="L1">
        <text:list-item>
          <text:p text:style-name="P9"><text:span text:style-name="T3">Gerar texto aleatório</text:span><text:span text:style-name="T1"> com 2 parágrafos e 3 frases por parágrafos: </text:span><text:span text:style-name="T3">=rand(2,3)</text:span><text:span text:style-name="T1"> seguido de enter<text:line-break/>O mesmo vale para </text:span><text:span text:style-name="T3">=lorem(4,2)</text:span></text:p>
        </text:list-item>
        <text:list-item>
          <text:p text:style-name="P9"><text:span text:style-name="T3">Diminuir fonte: </text:span><text:span text:style-name="T11">Control</text:span><text:span text:style-name="T6"> + </text:span><text:span text:style-name="T11">[</text:span><text:span text:style-name="T6"><text:tab/><text:tab/>ou </text:span><text:span text:style-name="T11">Control</text:span><text:span text:style-name="T6"> + </text:span><text:span text:style-name="T11">Shift</text:span><text:span text:style-name="T6"> + </text:span><text:span text:style-name="T11">&lt;</text:span></text:p>
        </text:list-item>
        <text:list-item>
          <text:p text:style-name="P9"><text:span text:style-name="T3">Aumentar</text:span><text:span text:style-name="T6"> </text:span><text:span text:style-name="T3">fonte</text:span><text:span text:style-name="T6">: </text:span><text:span text:style-name="T11">Control</text:span><text:span text:style-name="T6"> + </text:span><text:span text:style-name="T11">]</text:span><text:span text:style-name="T6"><text:tab/><text:tab/>ou </text:span><text:span text:style-name="T11">Control</text:span><text:span text:style-name="T6"> + </text:span><text:span text:style-name="T11">Shift</text:span><text:span text:style-name="T6"> + </text:span><text:span text:style-name="T11">&gt;</text:span></text:p>
        </text:list-item>
        <text:list-item>
          <text:p text:style-name="P19"><text:span text:style-name="T4">Limpar formatação</text:span><text:span text:style-name="T7">: </text:span><text:span text:style-name="T12">Control</text:span><text:span text:style-name="T7"> + </text:span><text:span text:style-name="T12">Espaço </text:span><text:span text:style-name="T7">ou </text:span><text:span text:style-name="T12">Control</text:span><text:span text:style-name="T7"> + </text:span><text:span text:style-name="T12">M</text:span><text:span text:style-name="T7"> (no LibreOffice)</text:span></text:p>
        </text:list-item>
        <text:list-item>
          <text:p text:style-name="P9"><text:span text:style-name="T4">Apagar a palavra inteira</text:span><text:span text:style-name="T7">: </text:span><text:span text:style-name="T12">Control</text:span><text:span text:style-name="T7"> + </text:span><text:span text:style-name="T12">Backspace</text:span></text:p>
        </text:list-item>
        <text:list-item>
          <text:p text:style-name="P9"><text:span text:style-name="T4">Copiar/Colar com área de transferência</text:span><text:span text:style-name="T7">: </text:span><text:span text:style-name="T12">Windows</text:span><text:span text:style-name="T7"> + </text:span><text:span text:style-name="T12">V</text:span></text:p>
        </text:list-item>
        <text:list-item>
          <text:p text:style-name="P9"><text:span text:style-name="T4">Criar tabela</text:span><text:span text:style-name="T7">: </text:span><text:span text:style-name="T12">Soma</text:span><text:span text:style-name="T7"> + </text:span><text:span text:style-name="T12">Tab</text:span><text:span text:style-name="T7"><text:line-break/>Exemplo: </text:span><text:span text:style-name="T12">+</text:span><text:span text:style-name="T13"> </text:span><text:span text:style-name="T12"><text:tab/></text:span><text:span text:style-name="T13">+<text:tab/> + <text:s text:c="3"/>+</text:span></text:p>
        </text:list-item>
      </text:list>
      <table:table table:name="Tabela1" table:style-name="Tabela1">
        <table:table-column table:style-name="Tabela1.A" table:number-columns-repeated="2"/>
        <table:table-column table:style-name="Tabela1.C"/>
        <table:table-header-rows>
          <table:table-row>
            <table:table-cell table:style-name="Tabela1.A1" office:value-type="string">
              <text:p text:style-name="P5">banan<text:span text:style-name="T8">a</text:span></text:p>
            </table:table-cell>
            <table:table-cell table:style-name="Tabela1.A1" office:value-type="string">
              <text:p text:style-name="P7">laranja</text:p>
            </table:table-cell>
            <table:table-cell table:style-name="Tabela1.C1" office:value-type="string">
              <text:p text:style-name="P6">abacate</text:p>
            </table:table-cell>
          </table:table-row>
        </table:table-header-rows>
      </table:table>
      <text:list xml:id="list4269355545" text:style-name="L2">
        <text:list-item>
          <text:p text:style-name="P10"><text:span text:style-name="T5">Criar fórmula matemática</text:span><text:span text:style-name="T8">: Inserir → Equação → Equação à tinta → desenhe</text:span></text:p>
        </text:list-item>
        <text:list-item>
          <text:p text:style-name="P11"><text:span text:style-name="T2">Salvar</text:span>: <text:span text:style-name="T10">Control</text:span> + <text:span text:style-name="T10">B</text:span></text:p>
        </text:list-item>
        <text:list-item>
          <text:p text:style-name="P14"><text:span text:style-name="T24">Quebra de página:</text:span><text:span text:style-name="T17"> Control + Enter</text:span></text:p>
        </text:list-item>
        <text:list-item>
          <text:p text:style-name="P15"><text:span text:style-name="T24">Exibir marcas de formatação:</text:span><text:span text:style-name="T19"> Control + Shift + 8</text:span></text:p>
        </text:list-item>
      </text:list>
      <text:p text:style-name="P2"/>
      <text:h text:style-name="Heading_20_1" text:outline-level="1">Aula 03 - <text:span text:style-name="T9">Ribbon</text:span></text:h>
      <text:p text:style-name="P1"/>
      <text:p text:style-name="P1"><text:span text:style-name="T2">Ribbon</text:span> é um novo formato de interface do Word 2016. Apertando <text:span text:style-name="T10">A</text:span><text:span text:style-name="T13">lt</text:span>, a barra de ferramentas se tornará mais larga, apresentando teclas de atalho</text:p>
      <text:p text:style-name="P1"/>
      <text:p text:style-name="P4">Para uma melhor leitura do documento, altere para <text:span text:style-name="T10">modo_leitura</text:span> na barra de exibição</text:p>
      <text:h text:style-name="Heading_20_1" text:outline-level="1">Aula 04 – Salvando arquivos</text:h>
      <text:p text:style-name="P1"/>
      <text:p text:style-name="P1"><text:span text:style-name="T2">Atalhos</text:span>: <text:span text:style-name="T10">Control</text:span> + <text:span text:style-name="T10">S</text:span> (config em Inglês)</text:p>
      <text:p text:style-name="P1"><text:tab/> <text:s text:c="2"/><text:span text:style-name="T10">Control</text:span> + <text:span text:style-name="T10">B</text:span>(config em Português)</text:p>
      <text:p text:style-name="P1"/>
      <text:p text:style-name="P1">Salvando os arquivos na nuvem <text:span text:style-name="T2">One_Drive</text:span>, eles se mantêm sincronizados para ter disponibilidade em qualquer lugar</text:p>
      <text:p text:style-name="P1"/>
      <text:h text:style-name="Heading_20_1" text:outline-level="1">Aula 05 – Editando PDFs</text:h>
      <text:p text:style-name="P1"/>
      <text:p text:style-name="P18"><text:span text:style-name="T22">Para editar arquivo PDF, escolha a opção </text:span><text:span text:style-name="T18">abrir_novo_arquivo</text:span><text:span text:style-name="T22"> na guia </text:span><text:span text:style-name="T18">Abrir</text:span><text:span text:style-name="T22"> da barra de ferramentas, o Word converterá automaticamente. Depois é só salvar a edição com a extensão </text:span><text:span text:style-name="T18">PDF</text:span></text:p>
      <text:h text:style-name="P23" text:outline-level="1">Aula 06 – Seleção</text:h>
      <text:p text:style-name="P1"/>
      <text:p text:style-name="P1"><text:span text:style-name="T2">Atenção</text:span>: Dores musculares poodem estar relacionadas com a maneira e postura na digitação</text:p>
      <text:p text:style-name="P1"/>
      <text:p text:style-name="P1"><text:span text:style-name="T9">S</text:span>elecionar um <text:span text:style-name="T2">parágrafo</text:span>:<text:line-break/>- click triplo<text:line-break/>- <text:span text:style-name="T9">segure </text:span><text:span text:style-name="T14">Control</text:span><text:span text:style-name="T9"> para selecionar a frase</text:span></text:p>
      <text:p text:style-name="P20">- <text:span text:style-name="T9">segure </text:span><text:span text:style-name="T14">Alt</text:span><text:span text:style-name="T9"> para selecionar áreas específicas (ignorando até imagens)</text:span></text:p>
      <text:p text:style-name="P21"/>
      <text:p text:style-name="P3">Selecionar só uma <text:span text:style-name="T2">frase</text:span>:</text:p>
      <text:p text:style-name="P3">- click, depois aperte <text:span text:style-name="T10">Control</text:span>, depois outro click</text:p>
      <text:p text:style-name="P3">Selecionar sem tirar a mão do teclado:</text:p>
      <text:p text:style-name="P3">- segure <text:span text:style-name="T10">Shift</text:span> + <text:span text:style-name="T10">setas</text:span></text:p>
      <text:p text:style-name="P3"/>
      <text:p text:style-name="P18"><text:span text:style-name="T21">Selecionar </text:span><text:span text:style-name="T27">tudo</text:span><text:span text:style-name="T21">: </text:span><text:span text:style-name="T15">Control</text:span><text:span text:style-name="T21"> + </text:span><text:span text:style-name="T15">T</text:span></text:p>
      <text:p text:style-name="P18"><text:span text:style-name="T15"/></text:p>
      <text:h text:style-name="Heading_20_1" text:outline-level="1">Aula 07 – Formatação</text:h>
      <text:p text:style-name="P3"/>
      <text:p text:style-name="P3">Para <text:span text:style-name="T2">limpar</text:span> <text:span text:style-name="T2">formatação</text:span>, selecione e aperte <text:span text:style-name="T10">Control</text:span> + <text:span text:style-name="T10">Espaço</text:span></text:p>
      <text:p text:style-name="P3"/>
      <text:h text:style-name="Heading_20_1" text:outline-level="1">Aula 08 – Imagens</text:h>
      <text:p text:style-name="P3"/>
      <text:p text:style-name="P3">Ao inserir imagem, é possível formatá-la para que se adapte ao texto (inclusive confogurando alinhamento)</text:p>
      <text:p text:style-name="P3"/>
      <text:p text:style-name="P3">O Word também possui <text:span text:style-name="T10">capturador_de_tela</text:span>, localizado na guia <text:span text:style-name="T10">Inserir</text:span></text:p>
      <text:p text:style-name="P3"/>
      <text:h text:style-name="Heading_20_1" text:outline-level="1">Aula 09 – Marcas de Tabulação</text:h>
      <text:p text:style-name="P3"/>
      <text:p text:style-name="P16"><text:span text:style-name="T21">Configure para </text:span><text:span text:style-name="T15">régua_visível</text:span><text:span text:style-name="T21"> na guia </text:span><text:span text:style-name="T15">Exibição</text:span></text:p>
      <text:p text:style-name="P16"><text:span text:style-name="T16"><text:line-break/></text:span><text:span text:style-name="T33">Criar índices</text:span><text:span text:style-name="T34">: selecione o texto (já escrito com o número das páginas) e click na régua</text:span></text:p>
      <text:p text:style-name="P17"><text:span text:style-name="T21"><text:line-break/></text:span><text:span text:style-name="T23">Dê click duplo na régua para configur</text:span><text:span text:style-name="T28">ar a tabulação, por exemplo, adicionando pontilhados.</text:span></text:p>
      <text:p text:style-name="Standard"/>
      <text:h text:outline-level="1"><text:soft-page-break/>Aula 10 – Configurações na Página</text:h>
      <text:p text:style-name="P33"><text:span text:style-name="T20"/></text:p>
      <text:p text:style-name="Text_20_body"><text:span text:style-name="T30">Na guia </text:span><text:span text:style-name="T40">Layout</text:span><text:span text:style-name="T30">, configure as margens da página para a mais apropriada para impressão </text:span><text:span text:style-name="T29">(</text:span><text:span text:style-name="T39">normal</text:span><text:span text:style-name="T29">, </text:span><text:span text:style-name="T39">estreita</text:span><text:span text:style-name="T29"> ou </text:span><text:span text:style-name="T39">espelhada</text:span> <text:span text:style-name="T29">para encadernação)</text:span><text:span text:style-name="T30">. </text:span><text:span text:style-name="T29">Configure também a </text:span><text:span text:style-name="T30">orientação, como </text:span><text:span text:style-name="T40">retrato</text:span><text:span text:style-name="T30"> ou </text:span><text:span text:style-name="T40">paisagem</text:span><text:span text:style-name="T20">.</text:span></text:p>
      <text:h text:style-name="Heading_20_1" text:outline-level="1">Aula 11 – Texto em Colunas</text:h>
      <text:p text:style-name="P33"/>
      <text:p text:style-name="P26"><text:span text:style-name="T31">É possível</text:span><text:span text:style-name="T20"> dividir o texto em </text:span><text:span text:style-name="T24">colunas</text:span><text:span text:style-name="T20"> </text:span><text:span text:style-name="T31">para</text:span><text:span text:style-name="T20">, </text:span><text:span text:style-name="T31">por exemplo, </text:span><text:span text:style-name="T20">otimizar espaço</text:span><text:span text:style-name="T31">. Para isso, escolha a quantidade na opção </text:span><text:span text:style-name="T41">Colunas</text:span><text:span text:style-name="T31">, da guia </text:span><text:span text:style-name="T41">Layout</text:span><text:span text:style-name="T31">.</text:span><text:span text:style-name="T20"><text:line-break/><text:line-break/></text:span><text:span text:style-name="T31">Outra maneira de economizar espaço é ativando a </text:span><text:span text:style-name="T25">hifenização automática</text:span><text:span text:style-name="T31"> na guia </text:span><text:span text:style-name="T41">Layout</text:span></text:p>
      <text:p text:style-name="P27"><text:span text:style-name="T20">Também na guia </text:span><text:span text:style-name="T38">Layout</text:span><text:span text:style-name="T20">, existe a opção para </text:span><text:span text:style-name="T24">numerar as linhas</text:span></text:p>
      <text:p text:style-name="Text_20_body"><text:span text:style-name="T32">Criando </text:span><text:span text:style-name="T26">sessões</text:span><text:span text:style-name="T32">, é possível fazer diferentes tipos de formatação no mesmo texto, para isso vá em </text:span><text:span text:style-name="T42">Layout</text:span><text:span text:style-name="T32"> → </text:span><text:span text:style-name="T42">quebras</text:span><text:span text:style-name="T32"> → </text:span><text:span text:style-name="T42">quebra de seção contínua</text:span><text:span text:style-name="T36"> (muito úteis e usadas em diversas situações)</text:span></text:p>
      <text:p text:style-name="P33"><text:span text:style-name="T36"/></text:p>
      <text:h text:style-name="P24" text:outline-level="1">Aula 12 – Quebras de texto</text:h>
      <text:p text:style-name="P28"><text:span text:style-name="T35"/></text:p>
      <text:p text:style-name="P29"><text:span text:style-name="T24">Atalho: </text:span><text:span text:style-name="T43">Control + Enter</text:span></text:p>
      <text:p text:style-name="P30"><text:span text:style-name="T47">Na guia </text:span><text:span text:style-name="T44">Inserir</text:span><text:span text:style-name="T47">, e</text:span>xistem também outros tipos de <text:span text:style-name="T47">quebras, como quebra_de_página_PAR, <text:s/>quebra_de_página_ÍMPAR, quebra_de_coluna, etc</text:span></text:p>
      <text:p text:style-name="P30"/>
      <text:h text:style-name="Heading_20_1" text:outline-level="1">Aula 13 – Cabeçalho e Rodapé</text:h>
      <text:p text:style-name="Text_20_body"/>
      <text:p text:style-name="P31">Para <text:span text:style-name="T2">editar o cabeçalho/rodapé</text:span>, click duplo sobre eles ou vá na guia <text:span text:style-name="T10">Inserir</text:span> → <text:span text:style-name="T10">editar</text:span> cabeçalho/rodapé.</text:p>
      <text:p text:style-name="P31">Para <text:span text:style-name="T2">inserir número de página</text:span>, vá na guia <text:span text:style-name="T10">Inserir</text:span> → Número_de_página</text:p>
      <text:p text:style-name="P32">Na guia <text:span text:style-name="T10">Design</text:span>, existe a opção em textbox para marcar a <text:span text:style-name="T2">primeira página diferente</text:span>, assim os cabeçalho/rodapé não serão exibidos (caso sejam criados)</text:p>
      <text:h text:style-name="P22" text:outline-level="1">Aula 14 – Estrutura avançada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1-12T17:05:14.880000000</dc:date>
    <meta:editing-duration>PT26M2S</meta:editing-duration>
    <meta:editing-cycles>6</meta:editing-cycles>
    <meta:document-statistic meta:table-count="1" meta:image-count="0" meta:object-count="0" meta:page-count="4" meta:paragraph-count="56" meta:word-count="578" meta:character-count="3537" meta:non-whitespace-character-count="3000"/>
  </office:meta>
</office:document-meta>
</file>